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938cm" style:rel-column-width="30598*"/>
    </style:style>
    <style:style style:name="Таблица1.B" style:family="table-column">
      <style:table-column-properties style:column-width="9.063cm" style:rel-column-width="3493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fo:color="#b80047"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fo:color="#b80047" style:font-name="Liberation Serif" fo:font-size="11pt" style:font-size-asian="11pt" style:font-size-complex="11p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P7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P8" style:family="paragraph" style:parent-style-name="Standard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 style:list-style-name="L1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10" style:family="paragraph" style:parent-style-name="Standard">
      <style:text-properties style:font-name="Liberation Serif" fo:font-size="11pt" style:font-size-asian="11pt" style:font-size-complex="11pt"/>
    </style:style>
    <style:style style:name="P11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P12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13" style:family="paragraph" style:parent-style-name="Standard" style:list-style-name="L1">
      <style:text-properties style:font-name="Liberation Serif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4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2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list-style-name="L2">
      <style:text-properties style:font-name="Liberation Serif" fo:font-size="11pt" fo:language="en" fo:country="US" style:font-size-asian="11pt" style:font-size-complex="11pt"/>
    </style:style>
    <style:style style:name="P17" style:family="paragraph" style:parent-style-name="Standard" style:list-style-name="L2">
      <style:text-properties style:font-name="Liberation Serif"/>
    </style:style>
    <style:style style:name="P18" style:family="paragraph" style:parent-style-name="Standard" style:list-style-name="L3">
      <style:text-properties style:font-name="Liberation Serif"/>
    </style:style>
    <style:style style:name="P19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Serif" fo:font-size="11pt" style:font-size-asian="11pt" style:font-size-complex="11pt"/>
    </style:style>
    <style:style style:name="P21" style:family="paragraph" style:parent-style-name="Table_20_Contents">
      <style:text-properties style:font-name="Liberation Serif" fo:font-size="11pt" fo:language="ru" fo:country="RU" style:font-name-asian="Courier New" style:font-size-asian="11pt" style:font-name-complex="Courier New" style:font-size-complex="11pt"/>
    </style:style>
    <style:style style:name="P22" style:family="paragraph" style:parent-style-name="Table_20_Contents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23" style:family="paragraph" style:parent-style-name="Table_20_Contents">
      <style:text-properties style:font-name="Liberation Serif" fo:font-size="11pt" fo:language="ru" fo:country="RU" style:font-size-asian="11pt" style:font-size-complex="11pt"/>
    </style:style>
    <style:style style:name="P24" style:family="paragraph" style:parent-style-name="Table_20_Contents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2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fo:language="en" fo:country="US" style:font-size-asian="11pt" style:font-size-complex="11pt"/>
    </style:style>
    <style:style style:name="T3" style:family="text">
      <style:text-properties style:font-name="Courier New" fo:font-size="11pt" fo:language="ru" fo:country="RU" style:font-size-asian="11pt" style:font-size-complex="11pt"/>
    </style:style>
    <style:style style:name="T4" style:family="text">
      <style:text-properties style:font-name="Courier New" fo:language="en" fo:country="US"/>
    </style:style>
    <style:style style:name="T5" style:family="text">
      <style:text-properties style:font-name="Courier New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style:font-name="Courier New" fo:language="ru" fo:country="RU"/>
    </style:style>
    <style:style style:name="T7" style:family="text">
      <style:text-properties style:font-name="Courier New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Courier New" style:font-name-complex="Courier New"/>
    </style:style>
    <style:style style:name="T11" style:family="text">
      <style:text-properties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style:font-name-asian="Courier New" style:font-name-complex="Courier New"/>
    </style:style>
    <style:style style:name="T14" style:family="text">
      <style:text-properties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Courier New"/>
    </style:style>
    <style:style style:name="T17" style:family="text">
      <style:text-properties style:text-position="sub 58%" style:font-name="Courier New" fo:language="ru" fo:country="RU"/>
    </style:style>
    <style:style style:name="T18" style:family="text">
      <style:text-properties style:text-position="sub 58%" fo:language="ru" fo:country="RU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1pt" fo:language="ru" fo:country="RU" style:font-size-asian="11pt" style:font-size-complex="11pt"/>
    </style:style>
    <style:style style:name="T22" style:family="text">
      <style:text-properties fo:font-size="11pt" fo:language="en" fo:country="US" style:font-size-asian="11pt" style:font-size-complex="11pt"/>
    </style:style>
    <style:style style:name="T23" style:family="text">
      <style:text-properties style:font-name="Calibri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4" style:family="text">
      <style:text-properties style:font-name="Calibri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5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3cm" fo:text-indent="-0.635cm" fo:margin-left="1.5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7cm" fo:min-width="0.2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7cm" fo:min-width="0.18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одород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Характеристика элемента</text:p>
          </table:table-cell>
          <table:table-cell table:style-name="Таблица1.B1" office:value-type="string">
            <text:p text:style-name="P19">Характеристика простого вещества</text:p>
          </table:table-cell>
        </table:table-row>
        <table:table-row>
          <table:table-cell table:style-name="Таблица1.A2" office:value-type="string">
            <text:p text:style-name="P20"><draw:frame draw:style-name="fr1" draw:name="Объект1" text:anchor-type="as-char" svg:width="2.378cm" svg:height="0.589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0"><text:span text:style-name="T8"><text:s text:c="3"/>↑ <text:s/>↑ </text:span><text:span text:style-name="T10">- </text:span><text:span text:style-name="T13">В природе</text:span></text:p>
            <text:p text:style-name="P21"/>
            <text:p text:style-name="P21"><draw:frame draw:style-name="fr1" draw:name="Объект2" text:anchor-type="as-char" svg:width="3.274cm" svg:height="2.584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0"><text:s/><draw:frame draw:style-name="fr1" draw:name="Объект3" text:anchor-type="as-char" svg:width="3.272cm" svg:height="2.122cm" draw:z-index="3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0"><draw:g text:anchor-type="paragraph" draw:z-index="0" draw:style-name="gr1"><draw:line draw:style-name="gr2" draw:text-style-name="P25" svg:x1="0cm" svg:y1="1.276cm" svg:x2="2.647cm" svg:y2="1.276cm"><text:p/></draw:line><draw:line draw:style-name="gr2" draw:text-style-name="P25" svg:x1="0.963cm" svg:y1="2cm" svg:x2="0.963cm" svg:y2="0.309cm"><text:p/></draw:line><draw:line draw:style-name="gr2" draw:text-style-name="P25" svg:x1="1.685cm" svg:y1="2cm" svg:x2="1.685cm" svg:y2="0.309cm"><text:p/></draw:line><draw:custom-shape draw:style-name="gr3" draw:text-style-name="P26" svg:width="0.964cm" svg:height="0.967cm" svg:x="0.482cm" svg:y="0.7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6" svg:width="0.964cm" svg:height="0.967cm" svg:x="1.203cm" svg:y="0.7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8" svg:width="0.761cm" svg:height="0.659cm" svg:x="0.721cm" svg:y="1.275cm"><draw:text-box><text:p text:style-name="P27"><text:span text:style-name="T26">Н</text:span></text:p></draw:text-box></draw:frame><draw:frame draw:style-name="gr4" draw:text-style-name="P28" svg:width="0.761cm" svg:height="0.659cm" svg:x="1.685cm" svg:y="1.275cm"><draw:text-box><text:p text:style-name="P27"><text:span text:style-name="T26">Н</text:span></text:p></draw:text-box></draw:frame><draw:frame draw:style-name="gr5" draw:text-style-name="P28" svg:width="0.682cm" svg:height="0.659cm" svg:x="2.648cm" svg:y="1.034cm"><draw:text-box><text:p text:style-name="P27"><text:span text:style-name="T26">х</text:span></text:p></draw:text-box></draw:frame><draw:frame draw:style-name="gr5" draw:text-style-name="P28" svg:width="0.682cm" svg:height="0.659cm" svg:x="0.721cm" svg:y="0cm"><draw:text-box><text:p text:style-name="P27"><text:span text:style-name="T26">у</text:span></text:p></draw:text-box></draw:frame><draw:frame draw:style-name="gr5" draw:text-style-name="P28" svg:width="0.682cm" svg:height="0.659cm" svg:x="1.445cm" svg:y="0cm"><draw:text-box><text:p text:style-name="P27"><text:span text:style-name="T26">у</text:span></text:p></draw:text-box></draw:frame></draw:g></text:p>
            <text:p text:style-name="P20"/>
            <text:p text:style-name="P20"/>
            <text:p text:style-name="P20"/>
            <text:p text:style-name="P20"/>
            <text:p text:style-name="P20">Кристаллическая решетка — молекулярная</text:p>
            <text:p text:style-name="P20"><draw:frame draw:style-name="fr1" draw:name="Объект4" text:anchor-type="as-char" svg:width="1.662cm" svg:height="0.529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2">Распространенность в природе</text:p>
            <text:p text:style-name="P23"/>
            <text:p text:style-name="P23">На Земле — в составе веществ.</text:p>
            <text:p text:style-name="P23">Космос — основной вид материи.</text:p>
          </table:table-cell>
          <table:table-cell table:style-name="Таблица1.B2" office:value-type="string">
            <text:p text:style-name="P24">Теоретические свойства</text:p>
            <text:p text:style-name="P20">Летучее, легкоплавкое вещество.</text:p>
            <text:p text:style-name="P20"><text:span text:style-name="T20">Реальные свойства</text:span>: газ, без цвета, без вкуса, без запаха, неполярное,нерастворимо в Н<text:span text:style-name="T15">2</text:span>О.</text:p>
          </table:table-cell>
        </table:table-row>
        <table:table-row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20"><draw:frame draw:style-name="fr1" draw:name="Объект5" text:anchor-type="as-char" svg:width="3.119cm" svg:height="2.014cm" draw:z-index="5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0">Водород в 14,5 раз легче воздуха</text:p>
          </table:table-cell>
        </table:table-row>
      </table:table>
      <text:p text:style-name="P5"/>
      <text:p text:style-name="P5">Получение водорода</text:p>
      <text:p text:style-name="P8"/>
      <text:list xml:id="list1050781998" text:style-name="L1">
        <text:list-header>
          <text:p text:style-name="P9">1. Ме + Кислота</text:p>
          <text:p text:style-name="P11"/>
          <text:p text:style-name="P1">Запомнить!</text:p>
          <text:p text:style-name="P2"><text:span text:style-name="T19">Металлы в ряду стандартных электронных потенциалов до Н (красные) способны вытеснить Н из растворов кислот кроме азотной.</text:span></text:p>
          <text:p text:style-name="P13"/>
          <text:p text:style-name="P11"><text:span text:style-name="T19"><text:tab/></text:span><text:span text:style-name="T19"><draw:frame draw:style-name="fr1" draw:name="Объект6" text:anchor-type="as-char" svg:width="6.493cm" svg:height="1.695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 </text:p>
          <text:p text:style-name="P11"/>
          <text:p text:style-name="P6">Тип реакций</text:p>
          <text:list>
            <text:list-item>
              <text:p text:style-name="P11">Реакция замещения</text:p>
            </text:list-item>
            <text:list-item>
              <text:p text:style-name="P11">ОВР</text:p>
            </text:list-item>
            <text:list-item>
              <text:p text:style-name="P11">Экзотермическая</text:p>
            </text:list-item>
          </text:list>
          <text:p text:style-name="P11"/>
          <text:p text:style-name="P9">2. Активный Ме + Н<text:span text:style-name="T15">2</text:span>О</text:p>
          <text:p text:style-name="P11"><draw:frame draw:style-name="fr1" draw:name="Объект7" text:anchor-type="as-char" svg:width="5.339cm" svg:height="0.529cm" draw:z-index="11"><draw:object xlink:href="./Object 7" xlink:type="simple" xlink:show="embed" xlink:actuate="onLoad"/><draw:image xlink:href="./ObjectReplacements/Object 7" xlink:type="simple" xlink:show="embed" xlink:actuate="onLoad"/></draw:frame></text:p>
          <text:p text:style-name="P6">Тип реакций</text:p>
          <text:list text:continue-numbering="true">
            <text:list-item>
              <text:p text:style-name="P11">Реакция замещения</text:p>
            </text:list-item>
            <text:list-item>
              <text:p text:style-name="P11">ОВР</text:p>
            </text:list-item>
            <text:list-item>
              <text:p text:style-name="P11">Экзотермическая</text:p>
            </text:list-item>
          </text:list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Химические свойства водорода</text:p>
      <text:p text:style-name="P10"/>
      <text:p text:style-name="P10">Н<text:span text:style-name="T15">2</text:span> в химических реакциях может быть как окислителем, так и восстановителем, но восстановительная деятельность выражена сильнее.</text:p>
      <text:p text:style-name="P10"/>
      <text:list xml:id="list887369465" text:style-name="L2">
        <text:list-item>
          <text:p text:style-name="P15">Взаимодействие Н<text:span text:style-name="T15">2</text:span> с простыми веществами</text:p>
          <text:list>
            <text:list-item>
              <text:p text:style-name="P12">С неМе</text:p>
              <text:p text:style-name="P12"><draw:frame draw:style-name="fr1" draw:name="Объект8" text:anchor-type="as-char" svg:width="3.634cm" svg:height="1.757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25">ν</text:span><text:span text:style-name="T11"> - </text:span><text:span text:style-name="T14">вспышка</text:span></text:p>
              <text:p text:style-name="P12"><text:s/><text:span text:style-name="T9">Cl,F,S – </text:span><text:span text:style-name="T12">окислители, Н</text:span><text:span text:style-name="T18">2</text:span><text:span text:style-name="T12"> — восстановитель.</text:span></text:p>
            </text:list-item>
            <text:list-item>
              <text:p text:style-name="P7">С Ме(обычно активными)</text:p>
              <text:p text:style-name="P7"><draw:frame draw:style-name="fr1" draw:name="Объект9" text:anchor-type="as-char" svg:width="4.128cm" svg:height="0.589cm" draw:z-index="8"><draw:object xlink:href="./Object 9" xlink:type="simple" xlink:show="embed" xlink:actuate="onLoad"/><draw:image xlink:href="./ObjectReplacements/Object 9" xlink:type="simple" xlink:show="embed" xlink:actuate="onLoad"/></draw:frame></text:p>
              <text:p text:style-name="P12"><text:span text:style-name="T12"><text:s/></text:span><text:span text:style-name="T9">Na —</text:span><text:span text:style-name="T12"> восстановитель, Н</text:span><text:span text:style-name="T18">2</text:span><text:span text:style-name="T12"> — окислитель.</text:span></text:p>
            </text:list-item>
          </text:list>
        </text:list-item>
        <text:list-item>
          <text:p text:style-name="P15"><text:span text:style-name="T12">Взаимодействие Н</text:span><text:span text:style-name="T18">2</text:span><text:span text:style-name="T12"> со сложными веществами</text:span></text:p>
          <text:list>
            <text:list-item>
              <text:p text:style-name="P7">с оксидами</text:p>
              <text:p text:style-name="P7"><draw:frame draw:style-name="fr1" draw:name="Объект10" text:anchor-type="as-char" svg:width="4.089cm" svg:height="0.52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7">Водород отбирает О от многих оксидов.</text:p>
              <text:p text:style-name="P7"><draw:frame draw:style-name="fr1" draw:name="Объект11" text:anchor-type="as-char" svg:width="6.8cm" svg:height="0.529cm" draw:z-index="10"><draw:object xlink:href="./Object 11" xlink:type="simple" xlink:show="embed" xlink:actuate="onLoad"/><draw:image xlink:href="./ObjectReplacements/Object 11" xlink:type="simple" xlink:show="embed" xlink:actuate="onLoad"/></draw:frame></text:p>
              <text:list>
                <text:list-header>
                  <text:p text:style-name="P17"><text:span text:style-name="T21"><text:s/></text:span><text:span text:style-name="T22"><text:s/></text:span></text:p>
                  <text:p text:style-name="P16"/>
                </text:list-header>
              </text:list>
            </text:list-item>
          </text:list>
          <text:p text:style-name="P12"/>
        </text:list-item>
      </text:list>
      <text:list xml:id="list200737874986758" text:continue-list="list1050781998" text:style-name="L1">
        <text:list-header>
          <text:p text:style-name="P11"/>
        </text:list-header>
      </text:list>
      <text:p text:style-name="P3"/>
      <text:p text:style-name="P3"/>
      <text:p text:style-name="P3"/>
      <text:list xml:id="list316884169" text:style-name="L3">
        <text:list-header>
          <text:p text:style-name="P18"/>
        </text:list-header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4:56:09.39</meta:creation-date>
    <dc:date>2018-12-18T20:07:36.566684650</dc:date>
    <meta:editing-duration>P1DT1H40M23S</meta:editing-duration>
    <meta:editing-cycles>5</meta:editing-cycles>
    <meta:generator>LibreOffice/6.0.6.2$Linux_X86_64 LibreOffice_project/00m0$Build-2</meta:generator>
    <meta:document-statistic meta:table-count="1" meta:image-count="0" meta:object-count="11" meta:page-count="2" meta:paragraph-count="48" meta:word-count="156" meta:character-count="1080" meta:non-whitespace-character-count="953"/>
  </office:meta>
</office:document-meta>
</file>

<file path=Object 1/content.xml><?xml version="1.0" encoding="utf-8"?>
<math xmlns="http://www.w3.org/1998/Math/MathML">
  <semantics>
    <mrow>
      <msubsup>
        <mi/>
        <mrow>
          <mo stretchy="false">+</mo>
          <mi/>
        </mrow>
        <mn>1</mn>
      </msubsup>
      <mi>H</mi>
      <msubsup>
        <mi>;</mi>
        <mrow>
          <mo stretchy="false">+</mo>
          <mi/>
        </mrow>
        <mn>2</mn>
      </msubsup>
      <mi>D</mi>
      <msubsup>
        <mi>;</mi>
        <mrow>
          <mo stretchy="false">+</mo>
          <mi/>
        </mrow>
        <mn>3</mn>
      </msubsup>
      <mi>T</mi>
    </mrow>
    <annotation encoding="StarMath 5.0"> `_{+`} ^{1} H  ;_{+`} ^{2} D;_{+`} ^{3} T
 </annotation>
  </semantics>
</math>
</file>

<file path=Object 10/content.xml><?xml version="1.0" encoding="utf-8"?>
<math xmlns="http://www.w3.org/1998/Math/MathML">
  <semantics>
    <mrow>
      <mrow>
        <mi mathvariant="italic">CuO</mi>
        <mo stretchy="false">+</mo>
        <msub>
          <mi>H</mi>
          <mn>2</mn>
        </msub>
      </mrow>
      <mo stretchy="false">→</mo>
      <mrow>
        <mi mathvariant="italic">Cu</mi>
        <mo stretchy="false">+</mo>
        <msub>
          <mi>H</mi>
          <mn>2</mn>
        </msub>
      </mrow>
      <mi>O</mi>
    </mrow>
    <annotation encoding="StarMath 5.0">CuO + H_2 %tendto Cu + H_2 O</annotation>
  </semantics>
</math>
</file>

<file path=Object 11/content.xml><?xml version="1.0" encoding="utf-8"?>
<math xmlns="http://www.w3.org/1998/Math/MathML">
  <semantics>
    <mrow>
      <mrow>
        <msub>
          <mi mathvariant="italic">SO</mi>
          <mn>2</mn>
        </msub>
        <mo stretchy="false">+</mo>
        <mn>2</mn>
      </mrow>
      <msub>
        <mi>H</mi>
        <mn>2</mn>
      </msub>
      <mo stretchy="false">→</mo>
      <mrow>
        <mi>S</mi>
        <mo stretchy="false">+</mo>
        <mn>2</mn>
      </mrow>
      <msub>
        <mi>H</mi>
        <mn>2</mn>
      </msub>
      <mi>O</mi>
      <mo stretchy="false">→</mo>
      <msub>
        <mi>H</mi>
        <mn>2</mn>
      </msub>
      <mrow>
        <mi>S</mi>
        <mo stretchy="false">+</mo>
        <msub>
          <mi>H</mi>
          <mn>2</mn>
        </msub>
      </mrow>
      <mi>O</mi>
    </mrow>
    <annotation encoding="StarMath 5.0">SO_2 +2 H_2 %tendto S+2 H_2 O %tendto H_2 S +H_2 O</annotation>
  </semantics>
</math>
</file>

<file path=Object 2/content.xml><?xml version="1.0" encoding="utf-8"?>
<math xmlns="http://www.w3.org/1998/Math/MathML">
  <semantics>
    <mtable>
      <mtr>
        <mtd>
          <mrow>
            <mi>H</mi>
            <mi/>
            <msup>
              <mn>1s</mn>
              <mn>2</mn>
            </msup>
            <msub>
              <mi/>
              <mrow>
                <mo stretchy="false">+</mo>
                <mi/>
              </mrow>
            </msub>
            <mi>H</mi>
          </mrow>
        </mtd>
      </mtr>
      <mtr>
        <mtd>
          <mrow>
            <mi>M</mi>
            <mrow>
              <mrow>
                <mo stretchy="false">(</mo>
                <mi>H</mi>
                <mo stretchy="false">)</mo>
              </mrow>
              <mo stretchy="false">=</mo>
              <mn>1</mn>
            </mrow>
            <mn>1</mn>
            <mfrac>
              <mi>г</mi>
              <mi mathvariant="italic">моль</mi>
            </mfrac>
          </mrow>
        </mtd>
      </mtr>
      <mtr>
        <mtd>
          <mrow>
            <mi mathvariant="italic">СТОК</mi>
            <mrow>
              <mi mathvariant="normal">:</mi>
              <mo stretchy="false">−</mo>
              <mn>1,</mn>
            </mrow>
            <mi/>
            <mn>0,</mn>
            <mrow>
              <mi/>
              <mo stretchy="false">+</mo>
              <mn>1</mn>
            </mrow>
          </mrow>
        </mtd>
      </mtr>
      <mtr>
        <mtd>
          <mrow>
            <mi mathvariant="italic">Валентность</mi>
            <mi mathvariant="normal">:</mi>
            <mn>1</mn>
          </mrow>
        </mtd>
      </mtr>
    </mtable>
    <annotation encoding="StarMath 5.0">H ~ 1s^2 ~_+`H newline
M(H)=1 1 г over моль newline     
СТОК: -1,`0,`+1 newline
Валентность: 1</annotation>
  </semantics>
</math>
</file>

<file path=Object 3/content.xml><?xml version="1.0" encoding="utf-8"?>
<math xmlns="http://www.w3.org/1998/Math/MathML">
  <semantics>
    <mtable>
      <mtr>
        <mtd>
          <msub>
            <mi>H</mi>
            <mn>2</mn>
          </msub>
        </mtd>
      </mtr>
      <mtr>
        <mtd>
          <mrow>
            <mmultiscripts>
              <mi>H</mi>
              <mprescripts/>
              <mrow>
                <mo stretchy="false">+</mo>
                <mi/>
              </mrow>
              <none/>
            </mmultiscripts>
            <mfenced open="∣" close="∣">
              <mi>↑</mi>
            </mfenced>
          </mrow>
        </mtd>
      </mtr>
      <mtr>
        <mtd>
          <mrow>
            <mmultiscripts>
              <mi>H</mi>
              <mprescripts/>
              <mrow>
                <mo stretchy="false">+</mo>
                <mi/>
              </mrow>
              <none/>
            </mmultiscripts>
            <mfenced open="∣" close="∣">
              <mi>↓</mi>
            </mfenced>
          </mrow>
        </mtd>
      </mtr>
      <mtr>
        <mtd>
          <mrow>
            <mrow>
              <mi mathvariant="italic">КНС</mi>
              <mo stretchy="false">−</mo>
              <mo stretchy="false">σ</mo>
            </mrow>
            <mo stretchy="false">−</mo>
            <mi mathvariant="italic">обмен</mi>
          </mrow>
        </mtd>
      </mtr>
    </mtable>
    <annotation encoding="StarMath 5.0">H_2 newline
H lsub{+`} abs{↑} newline
 H lsub{+`} abs{↓}  newline
 КНС - %isigma - 
  обмен </annotation>
  </semantics>
</math>
</file>

<file path=Object 4/content.xml><?xml version="1.0" encoding="utf-8"?>
<math xmlns="http://www.w3.org/1998/Math/MathML">
  <semantics>
    <mrow>
      <msub>
        <mi>Н</mi>
        <mn>2</mn>
      </msub>
      <mn>...</mn>
      <msub>
        <mi>Н</mi>
        <mn>2</mn>
      </msub>
    </mrow>
    <annotation encoding="StarMath 5.0">Н_2 ... Н_2</annotation>
  </semantics>
</math>
</file>

<file path=Object 5/content.xml><?xml version="1.0" encoding="utf-8"?>
<math xmlns="http://www.w3.org/1998/Math/MathML">
  <semantics>
    <mtable>
      <mtr>
        <mtd>
          <mrow>
            <mi>М</mi>
            <mrow>
              <mrow>
                <mo stretchy="false">(</mo>
                <msub>
                  <mi>Н</mi>
                  <mn>2</mn>
                </msub>
                <mo stretchy="false">)</mo>
              </mrow>
              <mo stretchy="false">=</mo>
              <mn>2</mn>
            </mrow>
            <mfrac>
              <mi>г</mi>
              <mi mathvariant="italic">моль</mi>
            </mfrac>
          </mrow>
        </mtd>
      </mtr>
      <mtr>
        <mtd>
          <mrow>
            <mrow>
              <msubsup>
                <mi>D</mi>
                <mrow>
                  <mi mathvariant="italic">по</mi>
                  <mi mathvariant="italic">воздуху</mi>
                </mrow>
                <msub>
                  <mi>H</mi>
                  <mn>2</mn>
                </msub>
              </msubsup>
              <mo stretchy="false">=</mo>
              <mfrac>
                <mn>2</mn>
                <mn>29</mn>
              </mfrac>
            </mrow>
            <mo stretchy="false">&lt;</mo>
            <mn>1</mn>
          </mrow>
        </mtd>
      </mtr>
    </mtable>
    <annotation encoding="StarMath 5.0">М(Н_2)=2 г over моль newline
D_{по воздуху}^{H_2} =2 over 29 &lt; 1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Zn</mi>
              <mo stretchy="false">+</mo>
              <mn>2</mn>
            </mrow>
            <mi mathvariant="italic">HCl</mi>
            <mi>→</mi>
            <msub>
              <mi>H</mi>
              <mn>2</mn>
            </msub>
            <mrow>
              <mi>↑</mi>
              <mo stretchy="false">+</mo>
              <msup>
                <mi mathvariant="italic">Zn</mi>
                <mrow>
                  <mo stretchy="false">+</mo>
                  <mn>2</mn>
                </mrow>
              </msup>
            </mrow>
            <msubsup>
              <mi mathvariant="italic">Cl</mi>
              <mn>2</mn>
              <mrow>
                <mo stretchy="false">−</mo>
                <mi/>
              </mrow>
            </msubsup>
          </mrow>
        </mtd>
      </mtr>
      <mtr>
        <mtd>
          <mrow>
            <mn>2</mn>
            <mrow>
              <mi mathvariant="italic">Al</mi>
              <mo stretchy="false">+</mo>
              <mn>3</mn>
            </mrow>
            <msub>
              <mi>H</mi>
              <mn>2</mn>
            </msub>
            <msub>
              <mi mathvariant="italic">SO</mi>
              <mn>4</mn>
            </msub>
            <mi>→</mi>
            <mn>3</mn>
            <msub>
              <mi>H</mi>
              <mn>2</mn>
            </msub>
            <mrow>
              <mi>↑</mi>
              <mo stretchy="false">+</mo>
              <msub>
                <mi mathvariant="italic">Al</mi>
                <mn>2</mn>
              </msub>
            </mrow>
            <msub>
              <mrow>
                <mo stretchy="false">(</mo>
                <msub>
                  <mi mathvariant="italic">SO</mi>
                  <mn>4</mn>
                </msub>
                <mo stretchy="false">)</mo>
              </mrow>
              <mn>3</mn>
            </msub>
          </mrow>
        </mtd>
      </mtr>
      <mtr>
        <mtd>
          <mrow>
            <mn>3</mn>
            <mrow>
              <mi mathvariant="italic">Zn</mi>
              <mo stretchy="false">+</mo>
              <mn>2</mn>
            </mrow>
            <msub>
              <mi>H</mi>
              <mn>2</mn>
            </msub>
            <msub>
              <mi mathvariant="italic">PO</mi>
              <mn>4</mn>
            </msub>
            <mi>→</mi>
            <msub>
              <mi mathvariant="italic">Zn</mi>
              <mn>3</mn>
            </msub>
            <mrow>
              <mrow>
                <mo stretchy="false">(</mo>
                <msub>
                  <mi mathvariant="italic">PO</mi>
                  <mn>4</mn>
                </msub>
                <mo stretchy="false">)</mo>
              </mrow>
              <mo stretchy="false">+</mo>
              <mn>3</mn>
            </mrow>
            <msub>
              <mi>H</mi>
              <mn>2</mn>
            </msub>
            <mi>↑</mi>
          </mrow>
        </mtd>
      </mtr>
    </mtable>
    <annotation encoding="StarMath 5.0">Zn +2 HCl → H_2 ↑ +Zn^+2 Cl_2 ^-` newline
2 Al +3 H_2 SO_4 → 3 H_2 ↑ +Al_2 (SO_4)_3 newline
3 Zn + 2 H_2 PO_4 → Zn _3 (PO_4)+3 H_2 ↑</annotation>
  </semantics>
</math>
</file>

<file path=Object 7/content.xml><?xml version="1.0" encoding="utf-8"?>
<math xmlns="http://www.w3.org/1998/Math/MathML">
  <semantics>
    <mrow>
      <mn>2</mn>
      <mrow>
        <mi mathvariant="italic">Na</mi>
        <mo stretchy="false">+</mo>
        <mn>2</mn>
      </mrow>
      <msub>
        <mi>H</mi>
        <mn>2</mn>
      </msub>
      <mi>O</mi>
      <mi>→</mi>
      <mrow>
        <msub>
          <mi>H</mi>
          <mn>2</mn>
        </msub>
        <mo stretchy="false">+</mo>
        <mn>2</mn>
      </mrow>
      <mi mathvariant="italic">NaOH</mi>
    </mrow>
    <annotation encoding="StarMath 5.0">2 Na +2 H_2 O → H_2 +2 NaOH 
</annotation>
  </semantics>
</math>
</file>

<file path=Object 8/content.xml><?xml version="1.0" encoding="utf-8"?>
<math xmlns="http://www.w3.org/1998/Math/MathML">
  <semantics>
    <mtable>
      <mtr>
        <mtd>
          <mrow>
            <mrow>
              <msubsup>
                <mi mathvariant="italic">Cl</mi>
                <mn>2</mn>
                <mn>0</mn>
              </msubsup>
              <mo stretchy="false">+</mo>
              <msubsup>
                <mi>H</mi>
                <mn>2</mn>
                <mn>0</mn>
              </msubsup>
            </mrow>
            <mover>
              <mo stretchy="false">→</mo>
              <mo stretchy="false">ν</mo>
            </mover>
            <mn>2</mn>
            <msup>
              <mi>H</mi>
              <mrow>
                <mo stretchy="false">+</mo>
                <mi/>
              </mrow>
            </msup>
            <msup>
              <mi mathvariant="italic">Cl</mi>
              <mrow>
                <mo stretchy="false">−</mo>
                <mi/>
              </mrow>
            </msup>
          </mrow>
        </mtd>
      </mtr>
      <mtr>
        <mtd>
          <mrow>
            <mrow>
              <msub>
                <mi>F</mi>
                <mn>2</mn>
              </msub>
              <mo stretchy="false">+</mo>
              <msub>
                <mi>H</mi>
                <mn>2</mn>
              </msub>
            </mrow>
            <mo stretchy="false">→</mo>
            <mn>2</mn>
            <mi mathvariant="italic">HF</mi>
          </mrow>
        </mtd>
      </mtr>
      <mtr>
        <mtd>
          <mrow>
            <mrow>
              <mi>S</mi>
              <mo stretchy="false">+</mo>
              <msub>
                <mi>H</mi>
                <mn>2</mn>
              </msub>
            </mrow>
            <mo stretchy="false">→</mo>
            <msub>
              <mi>H</mi>
              <mn>2</mn>
            </msub>
            <mi>S</mi>
          </mrow>
        </mtd>
      </mtr>
    </mtable>
    <annotation encoding="StarMath 5.0">Cl_2 ^0 +H_2 ^0 %tendto  csup{%nu } 2 H^+` Cl^-` NEWLINE
F_2+H_2 %tendto 2 HF NEWLINE
S+H_2 %tendto H_2 S</annotation>
  </semantics>
</math>
</file>

<file path=Object 9/content.xml><?xml version="1.0" encoding="utf-8"?>
<math xmlns="http://www.w3.org/1998/Math/MathML">
  <semantics>
    <mrow>
      <mn>2</mn>
      <mrow>
        <msup>
          <mi mathvariant="italic">Na</mi>
          <mn>0</mn>
        </msup>
        <mo stretchy="false">+</mo>
        <msub>
          <mi>H</mi>
          <mn>2</mn>
        </msub>
      </mrow>
      <mo stretchy="false">→</mo>
      <mn>2</mn>
      <msup>
        <mi mathvariant="italic">Na</mi>
        <mrow>
          <mo stretchy="false">+</mo>
          <mi/>
        </mrow>
      </msup>
      <msup>
        <mi>H</mi>
        <mrow>
          <mo stretchy="false">−</mo>
          <mi/>
        </mrow>
      </msup>
    </mrow>
    <annotation encoding="StarMath 5.0">2 Na^0+H_2 %tendto 2 Na^+` H^-`</annotation>
  </semantics>
</math>
</file>